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_20__28_var_29_" svg:stroke-width="0.076cm" svg:stroke-color="#e90000" draw:marker-start="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2" style:family="graphic" style:parent-style-name="standard">
      <style:graphic-properties draw:stroke="dash" draw:stroke-dash="Fine_20_Dashed_20__28_var_29_" svg:stroke-width="0.076cm" svg:stroke-color="#e90000" draw:marker-start="" draw:marker-start-width="0.314cm" draw:marker-end="" draw:marker-end-width="0.314cm" draw:textarea-horizontal-align="center" draw:textarea-vertical-align="middle" fo:padding-top="0.163cm" fo:padding-bottom="0.163cm" fo:padding-left="0.288cm" fo:padding-right="0.288cm"/>
    </style:style>
    <style:style style:name="gr3" style:family="graphic" style:parent-style-name="standard">
      <style:graphic-properties svg:stroke-width="0.076cm" svg:stroke-color="#00c800" draw:marker-start="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4" style:family="graphic" style:parent-style-name="standard">
      <style:graphic-properties draw:stroke="solid" draw:stroke-dash="Fine_20_Dashed_20__28_var_29_" svg:stroke-width="0.076cm" svg:stroke-color="#00c800" draw:marker-start="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5" style:family="graphic" style:parent-style-name="standard">
      <style:graphic-properties svg:stroke-width="0.076cm" svg:stroke-color="#00c800" draw:marker-start="" draw:marker-start-width="0.314cm" draw:marker-end="" draw:marker-end-width="0.314cm" draw:textarea-horizontal-align="center" draw:textarea-vertical-align="middle" fo:padding-top="0.163cm" fo:padding-bottom="0.163cm" fo:padding-left="0.288cm" fo:padding-right="0.288cm" draw:shadow-offset-x="0.305cm" draw:shadow-offset-y="0.305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2.573cm"/>
    </style:style>
  </office:automatic-styles>
  <office:body>
    <office:presentation>
      <draw:page draw:name="page1" draw:style-name="dp1" draw:master-page-name="Standard">
        <draw:line draw:style-name="gr1" draw:layer="layout" svg:x1="11.328cm" svg:y1="2.336cm" svg:x2="9.423cm" svg:y2="2.336cm">
          <text:p/>
        </draw:line>
        <draw:line draw:style-name="gr2" draw:layer="layout" svg:x1="10.693cm" svg:y1="1.066cm" svg:x2="11.328cm" svg:y2="2.336cm">
          <text:p/>
        </draw:line>
        <draw:line draw:style-name="gr1" draw:layer="layout" svg:x1="4.978cm" svg:y1="2.336cm" svg:x2="3.708cm" svg:y2="2.971cm">
          <text:p/>
        </draw:line>
        <draw:line draw:style-name="gr1" draw:layer="layout" svg:x1="3.708cm" svg:y1="2.971cm" svg:x2="2.673cm" svg:y2="2.971cm">
          <text:p/>
        </draw:line>
        <draw:line draw:style-name="gr2" draw:layer="layout" svg:x1="2.038cm" svg:y1="1.066cm" svg:x2="3.708cm" svg:y2="2.971cm">
          <text:p/>
        </draw:line>
        <draw:line draw:style-name="gr3" draw:layer="layout" svg:x1="12.598cm" svg:y1="1.066cm" svg:x2="12.598cm" svg:y2="2.971cm">
          <text:p/>
        </draw:line>
        <draw:line draw:style-name="gr3" draw:layer="layout" svg:x1="12.598cm" svg:y1="1.066cm" svg:x2="11.328cm" svg:y2="2.336cm">
          <text:p/>
        </draw:line>
        <draw:line draw:style-name="gr3" draw:layer="layout" svg:x1="12.598cm" svg:y1="2.971cm" svg:x2="11.328cm" svg:y2="2.336cm">
          <text:p/>
        </draw:line>
        <draw:line draw:style-name="gr3" draw:layer="layout" svg:x1="12.598cm" svg:y1="1.066cm" svg:x2="10.693cm" svg:y2="1.066cm">
          <text:p/>
        </draw:line>
        <draw:line draw:style-name="gr3" draw:layer="layout" svg:x1="12.598cm" svg:y1="2.971cm" svg:x2="10.693cm" svg:y2="3.606cm">
          <text:p/>
        </draw:line>
        <draw:line draw:style-name="gr3" draw:layer="layout" svg:x1="10.693cm" svg:y1="3.606cm" svg:x2="11.328cm" svg:y2="2.336cm">
          <text:p/>
        </draw:line>
        <draw:line draw:style-name="gr3" draw:layer="layout" svg:x1="10.693cm" svg:y1="1.066cm" svg:x2="9.423cm" svg:y2="2.336cm">
          <text:p/>
        </draw:line>
        <draw:line draw:style-name="gr3" draw:layer="layout" svg:x1="10.693cm" svg:y1="3.606cm" svg:x2="9.423cm" svg:y2="2.336cm">
          <text:p/>
        </draw:line>
        <draw:line draw:style-name="gr1" draw:layer="layout" svg:x1="8.153cm" svg:y1="1.701cm" svg:x2="6.883cm" svg:y2="2.336cm">
          <text:p/>
        </draw:line>
        <draw:line draw:style-name="gr1" draw:layer="layout" svg:x1="8.153cm" svg:y1="1.701cm" svg:x2="8.514cm" svg:y2="0.155cm">
          <text:p/>
        </draw:line>
        <draw:line draw:style-name="gr2" draw:layer="layout" svg:x1="8.153cm" svg:y1="1.701cm" svg:x2="6.883cm" svg:y2="0.431cm">
          <text:p/>
        </draw:line>
        <draw:line draw:style-name="gr3" draw:layer="layout" svg:x1="8.514cm" svg:y1="0.155cm" svg:x2="6.883cm" svg:y2="0.431cm">
          <text:p/>
        </draw:line>
        <draw:line draw:style-name="gr3" draw:layer="layout" svg:x1="6.883cm" svg:y1="0.431cm" svg:x2="6.883cm" svg:y2="2.336cm">
          <text:p/>
        </draw:line>
        <draw:line draw:style-name="gr3" draw:layer="layout" svg:x1="6.883cm" svg:y1="2.336cm" svg:x2="7.118cm" svg:y2="4.241cm">
          <text:p/>
        </draw:line>
        <draw:line draw:style-name="gr3" draw:layer="layout" svg:x1="6.883cm" svg:y1="2.336cm" svg:x2="5.613cm" svg:y2="1.701cm">
          <text:p/>
        </draw:line>
        <draw:line draw:style-name="gr3" draw:layer="layout" svg:x1="6.883cm" svg:y1="0.431cm" svg:x2="5.613cm" svg:y2="1.701cm">
          <text:p/>
        </draw:line>
        <draw:line draw:style-name="gr3" draw:layer="layout" svg:x1="6.883cm" svg:y1="2.336cm" svg:x2="4.978cm" svg:y2="2.336cm">
          <text:p/>
        </draw:line>
        <draw:line draw:style-name="gr3" draw:layer="layout" svg:x1="6.883cm" svg:y1="2.336cm" svg:x2="5.613cm" svg:y2="3.606cm">
          <text:p/>
        </draw:line>
        <draw:line draw:style-name="gr4" draw:layer="layout" svg:x1="5.613cm" svg:y1="3.606cm" svg:x2="3.708cm" svg:y2="2.971cm">
          <text:p/>
        </draw:line>
        <draw:line draw:style-name="gr3" draw:layer="layout" svg:x1="2.673cm" svg:y1="2.971cm" svg:x2="2.038cm" svg:y2="1.066cm">
          <text:p/>
        </draw:line>
        <draw:line draw:style-name="gr3" draw:layer="layout" svg:x1="2.673cm" svg:y1="2.971cm" svg:x2="1.403cm" svg:y2="2.336cm">
          <text:p/>
        </draw:line>
        <draw:line draw:style-name="gr3" draw:layer="layout" svg:x1="2.673cm" svg:y1="2.971cm" svg:x2="1.403cm" svg:y2="3.606cm">
          <text:p/>
        </draw:line>
        <draw:line draw:style-name="gr3" draw:layer="layout" svg:x1="1.403cm" svg:y1="2.336cm" svg:x2="1.403cm" svg:y2="3.606cm">
          <text:p/>
        </draw:line>
        <draw:line draw:style-name="gr3" draw:layer="layout" svg:x1="1.403cm" svg:y1="2.336cm" svg:x2="2.038cm" svg:y2="1.066cm">
          <text:p/>
        </draw:line>
        <draw:line draw:style-name="gr5" draw:layer="layout" svg:x1="2.038cm" svg:y1="1.066cm" svg:x2="0.133cm" svg:y2="2.336cm">
          <text:p/>
        </draw:line>
        <draw:line draw:style-name="gr3" draw:layer="layout" svg:x1="1.403cm" svg:y1="3.606cm" svg:x2="0.133cm" svg:y2="2.336cm">
          <text:p/>
        </draw:line>
        <draw:line draw:style-name="gr3" draw:layer="layout" svg:x1="1.403cm" svg:y1="2.336cm" svg:x2="0.133cm" svg:y2="2.336cm">
          <text:p/>
        </draw:line>
        <draw:line draw:style-name="gr3" draw:layer="layout" svg:x1="9.423cm" svg:y1="2.336cm" svg:x2="8.153cm" svg:y2="1.701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8.68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.776cm" fo:page-height="4.3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9.294cm" svg:height="3.195cm" svg:x="1cm" svg:y="4.323cm" draw:page-number="1"/>
      <draw:page-thumbnail draw:layer="backgroundobjects" svg:width="9.294cm" svg:height="3.195cm" svg:x="1cm" svg:y="12.371cm"/>
      <draw:page-thumbnail draw:layer="backgroundobjects" svg:width="9.294cm" svg:height="3.195cm" svg:x="1cm" svg:y="20.419cm"/>
      <draw:page-thumbnail draw:layer="backgroundobjects" svg:width="9.294cm" svg:height="3.195cm" svg:x="11.295cm" svg:y="4.323cm"/>
      <draw:page-thumbnail draw:layer="backgroundobjects" svg:width="9.294cm" svg:height="3.195cm" svg:x="11.295cm" svg:y="12.371cm"/>
      <draw:page-thumbnail draw:layer="backgroundobjects" svg:width="9.294cm" svg:height="3.195cm" svg:x="11.295cm" svg:y="20.419cm"/>
    </style:handout-master>
    <style:master-page style:name="Standard" style:page-layout-name="PM1" draw:style-name="Mdp1">
      <draw:frame presentation:style-name="Standard-title" draw:layer="backgroundobjects" svg:width="25.201cm" svg:height="3.506cm" svg:x="1.397cm" svg:y="0.832cm" presentation:class="title" presentation:placeholder="true">
        <draw:text-box/>
      </draw:frame>
      <draw:frame presentation:style-name="Standard-outline1" draw:layer="backgroundobjects" svg:width="25.201cm" svg:height="13.863cm" svg:x="1.397cm" svg:y="4.912cm" presentation:class="outline" presentation:placeholder="true">
        <draw:text-box/>
      </draw:frame>
      <draw:frame presentation:style-name="Mpr1" draw:text-style-name="MP1" draw:layer="backgroundobjects" svg:width="6.524cm" svg:height="1.45cm" svg:x="1.397cm" svg:y="19.12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7cm" svg:height="1.45cm" svg:x="9.573cm" svg:y="19.12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4cm" svg:height="1.45cm" svg:x="20.071cm" svg:y="19.128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érôme Kunegis</meta:initial-creator>
    <meta:creation-date>2011-03-31T12:11:22</meta:creation-date>
    <meta:editing-duration>PT00H56M12S</meta:editing-duration>
    <meta:editing-cycles>6</meta:editing-cycles>
    <dc:date>2011-03-31T13:20:58</dc:date>
    <dc:creator>Jérôme Kunegis</dc:creator>
    <meta:generator>OpenOffice.org/3.2$Linux OpenOffice.org_project/320m12$Build-9483</meta:generator>
    <meta:document-statistic meta:object-count="56"/>
  </office:meta>
</office:document-meta>
</file>